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a5f5f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a5f5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fa5f5f"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a5f5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5f5f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022" table:default-cell-style-name="ce13"/>
        <table:table-row table:style-name="ro1">
          <table:table-cell table:style-name="ce10" office:value-type="string" calcext:value-type="string" table:number-columns-spanned="2" table:number-rows-spanned="1">
            <text:p>EC2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How are Spot Instances billed 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Instances current spot prices x user-defined max spot pric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requests (One-time and Persistent Spot requests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 for a set of spot instances and optionally on-demand instan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pot fleets allow us to automatically request spot instances with the lowest pr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Placement groups (cluster, spread, partition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Usage of Elastic Network Interfaces for failov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C2 Hibernate and storing RAM data on encrypted EBS volum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NI’s are bound to an 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2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BS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4" office:value-type="string" calcext:value-type="string">
            <text:p>Is a network driv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eature available for SAA level exam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Bound to a specific 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Delete on termination featur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oot volume Is deleted on termination by defaul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ny other volumes are not deleted on termination by defaul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napshots can be copied across Azs and regio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 archiv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cycle bin for EBS Snapsnot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Fast snapshot restor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gp2/gp3 volume typ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io1/io2 and io2 block expres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t1 volume typ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c1 volume typ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Only gp2/gp3 and io1/io2 can be used as boot volum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15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ttach for io1/io2 family support a max number of 16 instan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How to create encrypted volume from an unencrypted on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BS snapshots use IO so they shouldn’t be used when the app is dealing with a lot of traffic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6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6" office:value-type="string" calcext:value-type="string">
            <text:p>Instance store achieves the highest IOPS?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6" office:value-type="string" calcext:value-type="string">
            <text:p>Migrate EBS Volume to another AZ by taking a snapshot and restoring it in another AZ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FS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its inside a security group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Is regional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cales automatically, no capacity plann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Performance mode: General purpose or Max/IO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Throughput mode: Bursting or provision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Linux onl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FS-IA e ONE ZONE IA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Load balancers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LB: HTTP, HTTPS, WebSocket - 7th lay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NLB: TCP, UDP, TLS - 4th lay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GLW: IP - 3rd lay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NLB has one static IP per 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IP’s for ALB, NLB and GLB need to be privat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GLB uses the GENEVE protocol on port 6081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ticky sessio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pplication cooki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cookies 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Duration-based cooki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ross-zone load balancing on x off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enabled by default on ALB, no charges for inter-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NLB, with charges for inter-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ZLB is disabled by default on GLB, no charges for inter-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NI only works for ALB, NLB and CloudFro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Fo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or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X-Forwarded-Pro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7" office:value-type="string" calcext:value-type="string">
            <text:p>The following cookie names are reserved by the ELB (AWSALB, AWSALBAPP, AWSALBTG).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7" office:value-type="string" calcext:value-type="string">
            <text:p>the NLB supports HTTP health checks as well as TCP and HTTPS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to scaling group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Launch templat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in/max/desired number of instan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poli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Dynamic scaling policies (simple scaling, step scaling, target-tracking scaling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Predictive scaling polici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cheduled actio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caling cooldowns (ASG doesnt launch new instances if the scaling has been triggered recently)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DS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You can’t SSH into instanc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Point in time restore for backup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for?</text:p>
          </table:table-cell>
          <table:table-cell table:style-name="ce9" office:value-type="string" calcext:value-type="string">
            <text:p>High availability and 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ulti-Region for?</text:p>
          </table:table-cell>
          <table:table-cell table:style-name="ce9" office:value-type="string" calcext:value-type="string">
            <text:p>Disaster recover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for?</text:p>
          </table:table-cell>
          <table:table-cell table:style-name="ce9" office:value-type="string" calcext:value-type="string">
            <text:p>Scalabilit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B Storage is backed up by EBS gp2 and io1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-auto scaling (remember Maximum Storage Threshold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ad-Replicas can be promoted for original DB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ad replicas replication is asynchronou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ulti-AZ replication is synchronou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ingle AZ to Multi AZ consists in taking a snapshot and restoring it in another AZ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ustom is limited to RDS Oracle and Microsoft SQL Server to allow access to the underlying infrastructure and full admin acces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We still pay for stopped RDS database. If we plan to stop for a long time, snapshot &amp; restore is a better strategy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For automated backups, we can retain them for up to 35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For manual backups, we can retain them for as long as we wa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RDS: Store backup to S3 and restore it to an RDS instanc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DS Proxy to decrease DB resource utilization and enforce IAM authentication. RDS Proxy is NOT publicly accessi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DS can have up to 5 read-replicas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Aurora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torage automatically grows its storag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One Aurora instance takes write operations (Writer endpoint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any Aurora instances take read operations (Reader endpoint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r endpoints and reader endpoints share a storage volume that expands from 10G to 128TB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ader endpoints have auto-scaling 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ustom endpoints to perform analytics or other operations in specific Aurora instance famili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erverless available with a Proxy Flee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ulti-Master: Every node does R/W, for immediate failover of the writer-nod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Cross Region replication takes less than 1sec (Hint from exam to use Global Aurora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Machine Learning allows us to leverage ML services for product recommendations and fraud analysi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On-prem to Aurora Cluster: Backup on-prem using Percona XtraBackup, store the file to S3, and restore it to an Aurora Clu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urora Database Cloning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ElastiCache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ache hit/Cache mis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Use to store user session on cach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Memcached has no replication, no persistance and no backup and restor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ElastiCache does not support IAM aut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Lazy load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Write through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Session stor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Sorted Sets for uniqueness and element order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dis Auth is important!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oute 53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Hosted Zon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DNS Record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ecord types: A, AAAA, CNAME, 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9" office:value-type="string" calcext:value-type="string">
            <text:p>Maps DNS to IPv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AAA</text:p>
          </table:table-cell>
          <table:table-cell table:style-name="ce9" office:value-type="string" calcext:value-type="string">
            <text:p>Maps DNS to IPv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NAME</text:p>
          </table:table-cell>
          <table:table-cell table:style-name="ce9" office:value-type="string" calcext:value-type="string">
            <text:p>Maps DNS to DN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TTL - Time that IP info of a DNS record stays cached in the clien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 be used with other DNS provided, like mywebsite.com &gt; alb.aws-east-1.etc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CNAME CANNOT be used for ROOT DOMAIN (hosted zone aka Zone Apex aka chosen fixed DNS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 be used for everything, but we CANT SET THE TTL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is always A or AAAA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ALIAS CANNOT BE USED FOR EC2 DNS NAM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healthcheck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1" office:value-type="string" calcext:value-type="string">
            <text:p>Route 53 calculated health checks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S3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Key-value object storage, the key being the full path of the object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Multi-part upload needs to be used for objects larger than 5TB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We can allow cross-account access to an S3 bucket with the policie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Bucket versioning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Version ID is NULL for objects that were uploaded before the Bucket Versioning got turned 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elete Markers – flags de deleção para objetos inteiro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Bucket replicat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Replication por padrão não replica delete marker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RR x CR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Buckets do replication podem estar em diferentes conta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SOMENTE NOVOS OBJETOS SERÃO REPLICADOS.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Para replicar objetos antigos, usar o S3 Batch Replication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Durability x Availabiliyu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All storage classes are 11/9 durable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Glacier Instant Retrieval has a minimum storage duration of 9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Glacier Flexible Retrieval has a minimum storage duration of 9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Glacier Deep Archive has a minimum storage duration of 18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Glacier Flexible Retrieval has 3 retrieval types: Expedited (1-5min), <text:s/>Standard(3-5h), Bulk (5-12h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Glacier Deep Archive has 2 retrieval types: Standard(12h), Bulk (48h)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telligent tiering default Access Tier - Frequently accessed object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telligent tiering infrequent Access Tier <text:s/>- Objects not accessed in 3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telligent tiering archive instant Access Tier <text:s/>- Objects not accessed in 9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Intelligent tiering archive Access Tier <text:s/>- Configurable for objects not accessed between 90 and 700 days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8" office:value-type="string" calcext:value-type="string">
            <text:p>Intelligent tiering Deep Archive Access Tier <text:s/>- configurable from 180 to 700 days</text:p>
          </table:table-cell>
          <table:table-cell table:style-name="ce9"/>
          <table:table-cell table:number-columns-repeated="1022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4:51:26.865263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22T15:12:50.205788896</dc:date>
    <meta:editing-duration>PT1H56M1S</meta:editing-duration>
    <meta:editing-cycles>14</meta:editing-cycles>
    <meta:generator>LibreOffice/7.3.7.2$Linux_X86_64 LibreOffice_project/30$Build-2</meta:generator>
    <meta:document-statistic meta:table-count="1" meta:cell-count="163" meta:object-count="0"/>
  </office:meta>
</office:document-meta>
</file>